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/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ree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pt" style:language-asian="none" style:country-asian="none" style:font-style-asian="normal" style:font-weight-asian="normal" style:font-name-complex="DejaVu Sans Mono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font-name="Free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729cm" svg:height="11.581cm" svg:x="1.104cm" svg:y="7.146cm">
            <draw:object draw:notify-on-update-of-ranges="Feuille1.A2:Feuille1.A2 Feuille1.A3:Feuille1.A12 Feuille1.A1:Feuille1.A1 Feuille1.B3:Feuille1.B12 Feuille1.D1:Feuille1.D1 Feuille1.C3:Feuille1.C12 Feuille1.G1:Feuille1.G1 Feuille1.D3:Feuille1.D12 Feuille1.J1:Feuille1.J1 Feuille1.E3:Feuille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WhitespaceAnalyzer</text:p>
          </table:table-cell>
          <table:table-cell table:number-columns-repeated="2"/>
          <table:table-cell table:style-name="ce1" office:value-type="string" calcext:value-type="string">
            <text:p>StandardAnalyzer</text:p>
          </table:table-cell>
          <table:table-cell table:number-columns-repeated="2"/>
          <table:table-cell table:style-name="ce1" office:value-type="string" calcext:value-type="string">
            <text:p>EnglishAnalyzer</text:p>
          </table:table-cell>
          <table:table-cell table:number-columns-repeated="2"/>
          <table:table-cell table:style-name="ce1" office:value-type="string" calcext:value-type="string">
            <text:p>EnglishAnalyzer with stopwords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393719589115689" calcext:value-type="float">
            <text:p>0.393719589115689</text:p>
          </table:table-cell>
          <table:table-cell office:value-type="float" office:value="0.428841169511854" calcext:value-type="float">
            <text:p>0.428841169511854</text:p>
          </table:table-cell>
          <table:table-cell office:value-type="float" office:value="0.490735026622124" calcext:value-type="float">
            <text:p>0.490735026622124</text:p>
          </table:table-cell>
          <table:table-cell office:value-type="float" office:value="0.488017604663941" calcext:value-type="float">
            <text:p>0.488017604663941</text:p>
          </table:table-cell>
          <table:table-cell/>
          <table:table-cell table:style-name="ce1"/>
          <table:table-cell table:style-name="Default"/>
          <table:table-cell/>
          <table:table-cell table:style-name="ce1"/>
          <table:table-cell table:style-name="Default"/>
          <table:table-cell table:number-columns-repeated="1013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office:value-type="float" office:value="0.309168918701516" calcext:value-type="float">
            <text:p>0.309168918701516</text:p>
          </table:table-cell>
          <table:table-cell office:value-type="float" office:value="0.314013512622726" calcext:value-type="float">
            <text:p>0.314013512622726</text:p>
          </table:table-cell>
          <table:table-cell office:value-type="float" office:value="0.374904451042228" calcext:value-type="float">
            <text:p>0.374904451042228</text:p>
          </table:table-cell>
          <table:table-cell office:value-type="float" office:value="0.415994756698998" calcext:value-type="float">
            <text:p>0.415994756698998</text:p>
          </table:table-cell>
          <table:table-cell/>
          <table:table-cell table:style-name="ce1"/>
          <table:table-cell table:style-name="Default"/>
          <table:table-cell/>
          <table:table-cell table:style-name="ce1"/>
          <table:table-cell table:style-name="Default"/>
          <table:table-cell table:number-columns-repeated="1013"/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office:value-type="float" office:value="0.228352898272516" calcext:value-type="float">
            <text:p>0.228352898272516</text:p>
          </table:table-cell>
          <table:table-cell office:value-type="float" office:value="0.226906927986081" calcext:value-type="float">
            <text:p>0.226906927986081</text:p>
          </table:table-cell>
          <table:table-cell office:value-type="float" office:value="0.301345102466888" calcext:value-type="float">
            <text:p>0.301345102466888</text:p>
          </table:table-cell>
          <table:table-cell office:value-type="float" office:value="0.328769619462245" calcext:value-type="float">
            <text:p>0.328769619462245</text:p>
          </table:table-cell>
          <table:table-cell/>
          <table:table-cell table:style-name="ce1"/>
          <table:table-cell table:style-name="Default"/>
          <table:table-cell/>
          <table:table-cell table:style-name="ce1"/>
          <table:table-cell table:style-name="Default"/>
          <table:table-cell table:number-columns-repeated="1013"/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office:value-type="float" office:value="0.154131505691203" calcext:value-type="float">
            <text:p>0.154131505691203</text:p>
          </table:table-cell>
          <table:table-cell office:value-type="float" office:value="0.180898476263931" calcext:value-type="float">
            <text:p>0.180898476263931</text:p>
          </table:table-cell>
          <table:table-cell office:value-type="float" office:value="0.257274624368826" calcext:value-type="float">
            <text:p>0.257274624368826</text:p>
          </table:table-cell>
          <table:table-cell office:value-type="float" office:value="0.282449890100149" calcext:value-type="float">
            <text:p>0.282449890100149</text:p>
          </table:table-cell>
          <table:table-cell/>
          <table:table-cell table:style-name="ce1"/>
          <table:table-cell table:style-name="Default"/>
          <table:table-cell/>
          <table:table-cell table:style-name="ce1"/>
          <table:table-cell table:style-name="Default"/>
          <table:table-cell table:number-columns-repeated="1013"/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office:value-type="float" office:value="0.123788776237719" calcext:value-type="float">
            <text:p>0.123788776237719</text:p>
          </table:table-cell>
          <table:table-cell office:value-type="float" office:value="0.151698304430472" calcext:value-type="float">
            <text:p>0.151698304430472</text:p>
          </table:table-cell>
          <table:table-cell office:value-type="float" office:value="0.209386139527428" calcext:value-type="float">
            <text:p>0.209386139527428</text:p>
          </table:table-cell>
          <table:table-cell office:value-type="float" office:value="0.225126482048577" calcext:value-type="float">
            <text:p>0.225126482048577</text:p>
          </table:table-cell>
          <table:table-cell/>
          <table:table-cell table:style-name="ce1"/>
          <table:table-cell table:style-name="Default"/>
          <table:table-cell/>
          <table:table-cell table:style-name="ce1"/>
          <table:table-cell table:style-name="Default"/>
          <table:table-cell table:number-columns-repeated="1013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office:value-type="float" office:value="0.108415723401855" calcext:value-type="float">
            <text:p>0.108415723401855</text:p>
          </table:table-cell>
          <table:table-cell office:value-type="float" office:value="0.119734741919341" calcext:value-type="float">
            <text:p>0.119734741919341</text:p>
          </table:table-cell>
          <table:table-cell office:value-type="float" office:value="0.176845624627899" calcext:value-type="float">
            <text:p>0.176845624627899</text:p>
          </table:table-cell>
          <table:table-cell office:value-type="float" office:value="0.190104253544561" calcext:value-type="float">
            <text:p>0.190104253544561</text:p>
          </table:table-cell>
          <table:table-cell/>
          <table:table-cell table:style-name="ce1"/>
          <table:table-cell table:style-name="Default"/>
          <table:table-cell/>
          <table:table-cell table:style-name="ce1"/>
          <table:table-cell table:style-name="Default"/>
          <table:table-cell table:number-columns-repeated="1013"/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office:value-type="float" office:value="0.0623393876522588" calcext:value-type="float">
            <text:p>0.062339387652259</text:p>
          </table:table-cell>
          <table:table-cell office:value-type="float" office:value="0.0946458098588878" calcext:value-type="float">
            <text:p>0.094645809858888</text:p>
          </table:table-cell>
          <table:table-cell office:value-type="float" office:value="0.142400178660034" calcext:value-type="float">
            <text:p>0.142400178660034</text:p>
          </table:table-cell>
          <table:table-cell office:value-type="float" office:value="0.15789933595004" calcext:value-type="float">
            <text:p>0.15789933595004</text:p>
          </table:table-cell>
          <table:table-cell/>
          <table:table-cell table:style-name="ce1"/>
          <table:table-cell table:style-name="Default"/>
          <table:table-cell/>
          <table:table-cell table:style-name="ce1"/>
          <table:table-cell table:style-name="Default"/>
          <table:table-cell table:number-columns-repeated="1013"/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office:value-type="float" office:value="0.0545900310099411" calcext:value-type="float">
            <text:p>0.054590031009941</text:p>
          </table:table-cell>
          <table:table-cell office:value-type="float" office:value="0.0800807576232212" calcext:value-type="float">
            <text:p>0.080080757623221</text:p>
          </table:table-cell>
          <table:table-cell office:value-type="float" office:value="0.115862493197482" calcext:value-type="float">
            <text:p>0.115862493197482</text:p>
          </table:table-cell>
          <table:table-cell office:value-type="float" office:value="0.128464643511734" calcext:value-type="float">
            <text:p>0.128464643511734</text:p>
          </table:table-cell>
          <table:table-cell/>
          <table:table-cell table:style-name="ce1"/>
          <table:table-cell table:style-name="Default"/>
          <table:table-cell/>
          <table:table-cell table:style-name="ce1"/>
          <table:table-cell table:style-name="Default"/>
          <table:table-cell table:number-columns-repeated="1013"/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office:value-type="float" office:value="0.047450242564528" calcext:value-type="float">
            <text:p>0.047450242564528</text:p>
          </table:table-cell>
          <table:table-cell office:value-type="float" office:value="0.0688762401817106" calcext:value-type="float">
            <text:p>0.068876240181711</text:p>
          </table:table-cell>
          <table:table-cell office:value-type="float" office:value="0.0969811737451397" calcext:value-type="float">
            <text:p>0.09698117374514</text:p>
          </table:table-cell>
          <table:table-cell office:value-type="float" office:value="0.109338912941936" calcext:value-type="float">
            <text:p>0.109338912941936</text:p>
          </table:table-cell>
          <table:table-cell/>
          <table:table-cell table:style-name="ce1"/>
          <table:table-cell table:style-name="Default"/>
          <table:table-cell/>
          <table:table-cell table:style-name="ce1"/>
          <table:table-cell table:style-name="Default"/>
          <table:table-cell table:number-columns-repeated="1013"/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office:value-type="float" office:value="0.0419287367362412" calcext:value-type="float">
            <text:p>0.041928736736241</text:p>
          </table:table-cell>
          <table:table-cell office:value-type="float" office:value="0.0502309079697631" calcext:value-type="float">
            <text:p>0.050230907969763</text:p>
          </table:table-cell>
          <table:table-cell office:value-type="float" office:value="0.0680761317388931" calcext:value-type="float">
            <text:p>0.068076131738893</text:p>
          </table:table-cell>
          <table:table-cell office:value-type="float" office:value="0.0759850811637091" calcext:value-type="float">
            <text:p>0.075985081163709</text:p>
          </table:table-cell>
          <table:table-cell/>
          <table:table-cell table:style-name="ce1"/>
          <table:table-cell table:style-name="Default"/>
          <table:table-cell/>
          <table:table-cell table:style-name="ce1"/>
          <table:table-cell table:style-name="Default"/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0393979714207904" calcext:value-type="float">
            <text:p>0.039397971420791</text:p>
          </table:table-cell>
          <table:table-cell office:value-type="float" office:value="0.0454521403822114" calcext:value-type="float">
            <text:p>0.045452140382212</text:p>
          </table:table-cell>
          <table:table-cell office:value-type="float" office:value="0.0587307388951329" calcext:value-type="float">
            <text:p>0.058730738895133</text:p>
          </table:table-cell>
          <table:table-cell office:value-type="float" office:value="0.0642255199858999" calcext:value-type="float">
            <text:p>0.0642255199859</text:p>
          </table:table-cell>
          <table:table-cell/>
          <table:table-cell table:style-name="ce1"/>
          <table:table-cell table:style-name="Default"/>
          <table:table-cell/>
          <table:table-cell table:style-name="ce1"/>
          <table:table-cell table:style-name="Default"/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/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8T17:48:58.799317920</meta:creation-date>
    <dc:date>2020-11-08T18:20:03.558141971</dc:date>
    <meta:editing-duration>PT24S</meta:editing-duration>
    <meta:editing-cycles>1</meta:editing-cycles>
    <meta:document-statistic meta:table-count="1" meta:cell-count="59" meta:object-count="1"/>
    <meta:generator>LibreOffice/7.0.1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0.5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2cm" chart:symbol-height="0.12cm" chart:link-data-style-to-source="true" chart:pie-offset="50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2cm" chart:symbol-height="0.1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2cm" chart:symbol-height="0.12cm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2cm" chart:symbol-height="0.1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3cm" svg:height="11.582cm" xlink:href=".." xlink:type="simple" chart:class="chart:line" chart:style-name="ch1">
        <chart:title svg:x="3.305cm" svg:y="0.367cm" chart:style-name="ch2">
          <text:p>Average Precision at Standard Recall Levels</text:p>
        </chart:title>
        <chart:legend chart:legend-position="bottom" svg:x="2.606cm" svg:y="10.475cm" style:legend-expansion="wide" chart:style-name="ch3"/>
        <chart:plot-area chart:style-name="ch4" table:cell-range-address="Feuille1.A1:Feuille1.A12 Feuille1.B3:Feuille1.E12 Feuille1.D1:Feuille1.D1 Feuille1.G1:Feuille1.G1 Feuille1.J1:Feuille1.J1" chart:data-source-has-labels="both" svg:x="1.332cm" svg:y="1.377cm" svg:width="14.084cm" svg:height="7.695cm">
          <chart:coordinate-region svg:x="2.086cm" svg:y="1.579cm" svg:width="13.228cm" svg:height="6.841cm"/>
          <chart:axis chart:dimension="x" chart:name="primary-x" chart:style-name="ch5" chartooo:axis-type="auto">
            <chartooo:date-scale/>
            <chart:title svg:x="7.864cm" svg:y="9.304cm" chart:style-name="ch6">
              <text:p>Recall</text:p>
            </chart:title>
            <chart:categories table:cell-range-address="Feuille1.A3:Feuille1.A12"/>
          </chart:axis>
          <chart:axis chart:dimension="y" chart:name="primary-y" chart:style-name="ch7">
            <chart:title svg:x="0.451cm" svg:y="5.96cm" chart:style-name="ch8">
              <text:p>Precision</text:p>
            </chart:title>
          </chart:axis>
          <chart:series chart:style-name="ch9" chart:values-cell-range-address="Feuille1.B3:Feuille1.B12" chart:label-cell-address="Feuille1.A1:Feuille1.A1" chart:class="chart:line">
            <chart:data-point chart:repeated="10"/>
          </chart:series>
          <chart:series chart:style-name="ch10" chart:values-cell-range-address="Feuille1.C3:Feuille1.C12" chart:label-cell-address="Feuille1.D1:Feuille1.D1" chart:class="chart:line">
            <chart:data-point chart:repeated="10"/>
          </chart:series>
          <chart:series chart:style-name="ch11" chart:values-cell-range-address="Feuille1.D3:Feuille1.D12" chart:label-cell-address="Feuille1.G1:Feuille1.G1" chart:class="chart:line">
            <chart:data-point chart:repeated="10"/>
          </chart:series>
          <chart:series chart:style-name="ch12" chart:values-cell-range-address="Feuille1.E3:Feuille1.E12" chart:label-cell-address="Feuille1.J1:Feuille1.J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itespaceAnalyzer</text:p>
                <draw:g>
                  <svg:desc>Feuille1.A1:Feuille1.A1</svg:desc>
                </draw:g>
              </table:table-cell>
              <table:table-cell office:value-type="string">
                <text:p>StandardAnalyzer</text:p>
                <draw:g>
                  <svg:desc>Feuille1.D1:Feuille1.D1</svg:desc>
                </draw:g>
              </table:table-cell>
              <table:table-cell office:value-type="string">
                <text:p>EnglishAnalyzer</text:p>
                <draw:g>
                  <svg:desc>Feuille1.G1:Feuille1.G1</svg:desc>
                </draw:g>
              </table:table-cell>
              <table:table-cell office:value-type="string">
                <text:p>EnglishAnalyzer with stopwords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Feuille1.A3:Feuille1.A12</svg:desc>
                </draw:g>
              </table:table-cell>
              <table:table-cell office:value-type="float" office:value="0.309168918701516">
                <text:p>0.309168918701516</text:p>
                <draw:g>
                  <svg:desc>Feuille1.B3:Feuille1.B12</svg:desc>
                </draw:g>
              </table:table-cell>
              <table:table-cell office:value-type="float" office:value="0.314013512622726">
                <text:p>0.314013512622726</text:p>
                <draw:g>
                  <svg:desc>Feuille1.C3:Feuille1.C12</svg:desc>
                </draw:g>
              </table:table-cell>
              <table:table-cell office:value-type="float" office:value="0.374904451042228">
                <text:p>0.374904451042228</text:p>
                <draw:g>
                  <svg:desc>Feuille1.D3:Feuille1.D12</svg:desc>
                </draw:g>
              </table:table-cell>
              <table:table-cell office:value-type="float" office:value="0.415994756698998">
                <text:p>0.415994756698998</text:p>
                <draw:g>
                  <svg:desc>Feuille1.E3:Feuille1.E1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28352898272516">
                <text:p>0.228352898272516</text:p>
              </table:table-cell>
              <table:table-cell office:value-type="float" office:value="0.226906927986081">
                <text:p>0.226906927986081</text:p>
              </table:table-cell>
              <table:table-cell office:value-type="float" office:value="0.301345102466888">
                <text:p>0.301345102466888</text:p>
              </table:table-cell>
              <table:table-cell office:value-type="float" office:value="0.328769619462245">
                <text:p>0.32876961946224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54131505691203">
                <text:p>0.154131505691203</text:p>
              </table:table-cell>
              <table:table-cell office:value-type="float" office:value="0.180898476263931">
                <text:p>0.180898476263931</text:p>
              </table:table-cell>
              <table:table-cell office:value-type="float" office:value="0.257274624368826">
                <text:p>0.257274624368826</text:p>
              </table:table-cell>
              <table:table-cell office:value-type="float" office:value="0.282449890100149">
                <text:p>0.28244989010014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23788776237719">
                <text:p>0.123788776237719</text:p>
              </table:table-cell>
              <table:table-cell office:value-type="float" office:value="0.151698304430472">
                <text:p>0.151698304430472</text:p>
              </table:table-cell>
              <table:table-cell office:value-type="float" office:value="0.209386139527428">
                <text:p>0.209386139527428</text:p>
              </table:table-cell>
              <table:table-cell office:value-type="float" office:value="0.225126482048577">
                <text:p>0.22512648204857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08415723401855">
                <text:p>0.108415723401855</text:p>
              </table:table-cell>
              <table:table-cell office:value-type="float" office:value="0.119734741919341">
                <text:p>0.119734741919341</text:p>
              </table:table-cell>
              <table:table-cell office:value-type="float" office:value="0.176845624627899">
                <text:p>0.176845624627899</text:p>
              </table:table-cell>
              <table:table-cell office:value-type="float" office:value="0.190104253544561">
                <text:p>0.19010425354456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623393876522588">
                <text:p>0.0623393876522588</text:p>
              </table:table-cell>
              <table:table-cell office:value-type="float" office:value="0.0946458098588878">
                <text:p>0.0946458098588878</text:p>
              </table:table-cell>
              <table:table-cell office:value-type="float" office:value="0.142400178660034">
                <text:p>0.142400178660034</text:p>
              </table:table-cell>
              <table:table-cell office:value-type="float" office:value="0.15789933595004">
                <text:p>0.1578993359500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545900310099411">
                <text:p>0.0545900310099411</text:p>
              </table:table-cell>
              <table:table-cell office:value-type="float" office:value="0.0800807576232212">
                <text:p>0.0800807576232212</text:p>
              </table:table-cell>
              <table:table-cell office:value-type="float" office:value="0.115862493197482">
                <text:p>0.115862493197482</text:p>
              </table:table-cell>
              <table:table-cell office:value-type="float" office:value="0.128464643511734">
                <text:p>0.12846464351173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47450242564528">
                <text:p>0.047450242564528</text:p>
              </table:table-cell>
              <table:table-cell office:value-type="float" office:value="0.0688762401817106">
                <text:p>0.0688762401817106</text:p>
              </table:table-cell>
              <table:table-cell office:value-type="float" office:value="0.0969811737451397">
                <text:p>0.0969811737451397</text:p>
              </table:table-cell>
              <table:table-cell office:value-type="float" office:value="0.109338912941936">
                <text:p>0.10933891294193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419287367362412">
                <text:p>0.0419287367362412</text:p>
              </table:table-cell>
              <table:table-cell office:value-type="float" office:value="0.0502309079697631">
                <text:p>0.0502309079697631</text:p>
              </table:table-cell>
              <table:table-cell office:value-type="float" office:value="0.0680761317388931">
                <text:p>0.0680761317388931</text:p>
              </table:table-cell>
              <table:table-cell office:value-type="float" office:value="0.0759850811637091">
                <text:p>0.075985081163709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93979714207904">
                <text:p>0.0393979714207904</text:p>
              </table:table-cell>
              <table:table-cell office:value-type="float" office:value="0.0454521403822114">
                <text:p>0.0454521403822114</text:p>
              </table:table-cell>
              <table:table-cell office:value-type="float" office:value="0.0587307388951329">
                <text:p>0.0587307388951329</text:p>
              </table:table-cell>
              <table:table-cell office:value-type="float" office:value="0.0642255199858999">
                <text:p>0.0642255199858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